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we roman" svg:font-family="'Times nwe 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font-weight="bold" officeooo:rsid="00049645" officeooo:paragraph-rsid="00049645" style:font-size-asian="14pt" style:font-weight-asian="bold" style:font-size-complex="16pt" style:font-weight-complex="bold"/>
    </style:style>
    <style:style style:name="P2" style:family="paragraph" style:parent-style-name="Standard">
      <style:paragraph-properties fo:line-height="150%" fo:text-align="end" style:justify-single-word="false"/>
      <style:text-properties style:font-name="Times new roman" fo:font-size="14pt" fo:font-weight="bold" officeooo:rsid="00049645" officeooo:paragraph-rsid="00049645" style:font-size-asian="12.25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font-weight="bold" officeooo:rsid="00049645" officeooo:paragraph-rsid="00049645"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Times new roman" fo:font-size="14pt" fo:font-weight="bold" officeooo:rsid="0007ead9" officeooo:paragraph-rsid="0007ead9" style:font-size-asian="12.25pt" style:font-weight-asian="bold" style:font-size-complex="14pt" style:font-weight-complex="bold"/>
    </style:style>
    <style:style style:name="P5" style:family="paragraph" style:parent-style-name="Standard" style:list-style-name="L4">
      <style:paragraph-properties fo:line-height="150%" fo:text-align="start" style:justify-single-word="false"/>
      <style:text-properties style:font-name="Times new roman" fo:font-size="14pt" fo:font-weight="bold" officeooo:rsid="0007ead9" officeooo:paragraph-rsid="0007ead9" style:font-size-asian="12.25pt" style:font-weight-asian="bold" style:font-size-complex="14pt" style:font-weight-complex="bold"/>
    </style:style>
    <style:style style:name="P6" style:family="paragraph" style:parent-style-name="Standard">
      <style:paragraph-properties fo:line-height="150%" fo:text-align="start" style:justify-single-word="false"/>
      <style:text-properties style:font-name="Times new roman" fo:font-size="14pt" fo:font-weight="bold" officeooo:rsid="00081db5" officeooo:paragraph-rsid="00081db5"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Times new roman" fo:font-size="14pt" fo:font-weight="bold" officeooo:rsid="00081db5" officeooo:paragraph-rsid="00081db5" style:font-size-asian="14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5f497" style:font-size-asian="10.5pt" style:font-weight-asian="normal" style:font-size-complex="12pt" style:font-weight-complex="normal"/>
    </style:style>
    <style:style style:name="T4" style:family="text">
      <style:text-properties fo:font-size="12pt" fo:font-weight="normal" officeooo:rsid="0007ead9" style:font-size-asian="10.5pt" style:font-weight-asian="normal" style:font-size-complex="12pt" style:font-weight-complex="normal"/>
    </style:style>
    <style:style style:name="T5" style:family="text">
      <style:text-properties fo:font-size="12pt" fo:font-weight="normal" officeooo:rsid="00081db5" style:font-size-asian="10.5pt" style:font-weight-asian="normal" style:font-size-complex="12pt" style:font-weight-complex="normal"/>
    </style:style>
    <style:style style:name="T6" style:family="text">
      <style:text-properties fo:font-size="12pt" fo:font-weight="normal" officeooo:rsid="00083780" style:font-size-asian="10.5pt" style:font-weight-asian="normal" style:font-size-complex="12pt" style:font-weight-complex="normal"/>
    </style:style>
    <style:style style:name="T7" style:family="text">
      <style:text-properties style:font-name="Liberation Serif1"/>
    </style:style>
    <style:style style:name="T8" style:family="text">
      <style:text-properties officeooo:rsid="0009be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ySorts</text:p>
      <text:p text:style-name="P2">Batch No: 49</text:p>
      <text:p text:style-name="P3">A<text:span text:style-name="T8">bstract</text:span> :</text:p>
      <text:p text:style-name="P3"><text:tab/><text:span text:style-name="T2">PlaySorts is a website that picturizes the internal work</text:span><text:span text:style-name="T4">ing</text:span><text:span text:style-name="T2"> theorem of sorting algorithms. PlaySorts is a visualization of the sorting algorithms like Bubble Sort, Merge Sort, Insertion Sort, Quick Sort, Heap Sort and Selection Sorts. PlaySorts helps students from any stream to easily understand the working process of sortings so that it enhances learning the subject and to master it by having picturization proposal. </text:span><text:span text:style-name="T3">Students can easily access PlaySorts and can learn by playing by selecting various sorting algorithms and can understand easily. PlaySorts has different User Interfaces that are needed to work with alogorithms like List Size, Delay Speed, </text:span><text:span text:style-name="T4">Generate, Sort, Get Last unsorted list and a menu to choose a sort option.</text:span><text:span text:style-name="T5">It shows the Time and Space complexities in their worst,average and best cases to their respective sorting algorithms</text:span><text:span text:style-name="T4">. Thus, PlaySorts sorts the generated elements as per the selected sorting algorithm. </text:span></text:p>
      <text:p text:style-name="P4"><text:span text:style-name="T2">The Student can :</text:span></text:p>
      <text:list xml:id="list4211532935" text:style-name="L4">
        <text:list-item>
          <text:p text:style-name="P5"><text:span text:style-name="T2">Access PlaySorts.</text:span></text:p>
        </text:list-item>
        <text:list-item>
          <text:p text:style-name="P5"><text:span text:style-name="T2">Input the list size.</text:span></text:p>
        </text:list-item>
        <text:list-item>
          <text:p text:style-name="P5"><text:span text:style-name="T2">Choose a sort option.</text:span></text:p>
        </text:list-item>
        <text:list-item>
          <text:p text:style-name="P5"><text:span text:style-name="T2">Can give the delay speed to generate.</text:span></text:p>
        </text:list-item>
        <text:list-item>
          <text:p text:style-name="P5"><text:span text:style-name="T2">Can generate the list of elements using Generate option.</text:span></text:p>
        </text:list-item>
        <text:list-item>
          <text:p text:style-name="P5"><text:span text:style-name="T2">Finally, Sort option would sort the listed elements based on the sorting algorithm.</text:span></text:p>
        </text:list-item>
        <text:list-item>
          <text:p text:style-name="P5"><text:span text:style-name="T2">User can have the last unsorted list.</text:span></text:p>
        </text:list-item>
      </text:list>
      <text:p text:style-name="P4"><text:span text:style-name="T2"/></text:p>
      <text:p text:style-name="P7">Problem Statement :</text:p>
      <text:p text:style-name="P6"><text:span text:style-name="T1"><text:tab/></text:span><text:span text:style-name="T2">It is sometimes hard for a student to learn some concepts by byharding them. </text:span><text:span text:style-name="T6">Rote learning</text:span><text:span text:style-name="T2"> is not such a good practice to learn the subject. A visualization model helps a student to remember the </text:span><text:span text:style-name="T6">concepts</text:span><text:span text:style-name="T2"> easily. It enhances the student’s way of learning the subject and even helps them to understand the concepts. </text:span><text:span text:style-name="T6">Thus, the implementation of PlaySorts helps the students to learn Sortings in a visualization mode which helps them to learn in a handy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we roman" svg:font-family="'Times nwe 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Liberation Serif1" fo:font-family="'Liberation Serif'" style:font-style-name="Bold" style:font-family-generic="roman" style:font-pitch="variable" fo:font-size="12pt" fo:font-style="italic" style:font-size-asian="10.5pt" style:font-style-asian="italic" style:font-size-complex="12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10:16:19.619282322</meta:creation-date>
    <dc:date>2022-02-22T11:28:09.359555412</dc:date>
    <meta:editing-duration>PT5M38S</meta:editing-duration>
    <meta:editing-cycles>1</meta:editing-cycles>
    <meta:document-statistic meta:table-count="0" meta:image-count="0" meta:object-count="0" meta:page-count="1" meta:paragraph-count="14" meta:word-count="287" meta:character-count="1745" meta:non-whitespace-character-count="1476"/>
    <meta:generator>LibreOffice/6.0.7.3$Linux_X86_64 LibreOffice_project/00m0$Build-3</meta:generator>
  </office:meta>
</office:document-meta>
</file>